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1-GMM</text:p>
          </table:table-cell>
          <table:table-cell office:value-type="string" calcext:value-type="string">
            <text:p>2-GMM</text:p>
          </table:table-cell>
          <table:table-cell office:value-type="string" calcext:value-type="string">
            <text:p>3-GMM</text:p>
          </table:table-cell>
          <table:table-cell office:value-type="string" calcext:value-type="string">
            <text:p>MC-Simulation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9348" calcext:value-type="float">
            <text:p>0.9348</text:p>
          </table:table-cell>
        </table:table-row>
        <table:table-row table:style-name="ro1">
          <table:table-cell office:value-type="string" calcext:value-type="string">
            <text:p>Std.Dev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string" calcext:value-type="string">
            <text:p>Error from MC-Simulation</text:p>
          </table:table-cell>
          <table:table-cell table:formula="of:=([.B2]-[.E2])/[.E2] * 100" office:value-type="float" office:value="-31.9212665810869" calcext:value-type="float">
            <text:p>-31.9212665811</text:p>
          </table:table-cell>
          <table:table-cell table:formula="of:=([.C2]-[.E2])/[.E2] * 100" office:value-type="float" office:value="-31.6110397946085" calcext:value-type="float">
            <text:p>-31.6110397946</text:p>
          </table:table-cell>
          <table:table-cell table:formula="of:=([.D2]-[.E2])/[.E2] * 100" office:value-type="float" office:value="-31.2794180573385" calcext:value-type="float">
            <text:p>-31.279418057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1:16:02.982339765</meta:creation-date>
    <dc:date>2018-04-23T22:59:21.390108047</dc:date>
    <meta:editing-duration>PT1H33M9S</meta:editing-duration>
    <meta:editing-cycles>3</meta:editing-cycles>
    <meta:generator>LibreOffice/5.1.6.2$Linux_X86_64 LibreOffice_project/10m0$Build-2</meta:generator>
    <meta:document-statistic meta:table-count="1" meta:cell-count="19" meta:object-count="0"/>
  </office:meta>
</office:document-meta>
</file>